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7cm" svg:height="2.4cm" svg:x="1.6cm" svg:y="10.501cm">
          <text:p text:style-name="P1"><text:span text:style-name="T1">orange:ORANG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7cm" svg:height="2.4cm" svg:x="1.599cm" svg:y="12.9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7cm" svg:height="2.4cm" svg:x="18.401cm" svg:y="1.501cm">
          <text:p text:style-name="P4"><text:span text:style-name="T2">fusa1:FUS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7cm" svg:height="2.4cm" svg:x="18.4cm" svg:y="3.9cm">
          <text:p text:style-name="P4"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4cm" svg:y1="12.9cm" svg:x2="18.3cm" svg:y2="5.1cm">
          <text:p/>
        </draw:line>
        <draw:custom-shape draw:style-name="gr1" draw:text-style-name="P5" draw:layer="layout" svg:width="5.7cm" svg:height="2.4cm" svg:x="18.452cm" svg:y="7.552cm">
          <text:p text:style-name="P4"><text:span text:style-name="T2">fusa2:FUS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7cm" svg:height="2.4cm" svg:x="18.451cm" svg:y="9.951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7cm" svg:height="2.4cm" svg:x="18.403cm" svg:y="13.703cm">
          <text:p text:style-name="P4"><text:span text:style-name="T2">fusa3:FUS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7cm" svg:height="2.4cm" svg:x="18.402cm" svg:y="16.102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7cm" svg:height="2.4cm" svg:x="18.354cm" svg:y="20.554cm">
          <text:p text:style-name="P4"><text:span text:style-name="T2">fusa4:FUS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7cm" svg:height="2.4cm" svg:x="18.353cm" svg:y="22.953cm">
          <text:p text:style-name="P4"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4cm" svg:y1="12.9cm" svg:x2="18.4cm" svg:y2="9.9cm">
          <text:p/>
        </draw:line>
        <draw:line draw:style-name="gr2" draw:text-style-name="P3" draw:layer="layout" svg:x1="7.3cm" svg:y1="13cm" svg:x2="18.6cm" svg:y2="16.2cm">
          <text:p/>
        </draw:line>
        <draw:line draw:style-name="gr2" draw:text-style-name="P3" draw:layer="layout" svg:x1="7.3cm" svg:y1="13cm" svg:x2="18.4cm" svg:y2="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0T15:12:50.291189263</dc:date>
    <meta:editing-duration>PT1M13S</meta:editing-duration>
    <meta:editing-cycles>7</meta:editing-cycles>
    <meta:generator>LibreOffice/5.1.6.2$Linux_X86_64 LibreOffice_project/10m0$Build-2</meta:generator>
    <meta:document-statistic meta:object-count="14"/>
  </office:meta>
</office:document-meta>
</file>